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cc" style:font-name="Arial" fo:font-weight="bold" officeooo:rsid="000c89b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cc" style:font-name="Arial" fo:font-size="24pt" officeooo:rsid="000fdbf9" officeooo:paragraph-rsid="000fdbf9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24pt" officeooo:rsid="000fdbf9" officeooo:paragraph-rsid="000fdbf9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24pt" officeooo:rsid="00106232" officeooo:paragraph-rsid="00106232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24pt" officeooo:rsid="0011a675" officeooo:paragraph-rsid="0011a675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22pt" officeooo:rsid="000fdbf9" officeooo:paragraph-rsid="000fdbf9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24pt" fo:letter-spacing="normal" fo:font-style="normal" fo:font-weight="normal" officeooo:rsid="0011a675" officeooo:paragraph-rsid="0011a675" style:font-size-asian="24pt" style:font-size-complex="24pt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Arial" fo:letter-spacing="normal" fo:font-style="normal" fo:font-weight="normal" officeooo:paragraph-rsid="000fdbf9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Arial" fo:letter-spacing="normal" fo:font-style="normal" fo:font-weight="bold" officeooo:paragraph-rsid="00106232" style:font-weight-asian="bold" style:font-weight-complex="bold" loext:padding="0cm" loext:border="none"/>
    </style:style>
    <style:style style:name="P10" style:family="paragraph" style:parent-style-name="Standard">
      <style:text-properties style:font-name="Arial" officeooo:rsid="000c89b0"/>
    </style:style>
    <style:style style:name="P11" style:family="paragraph" style:parent-style-name="Standard">
      <style:text-properties style:font-name="Arial" fo:font-size="16pt" officeooo:rsid="000c89b0" officeooo:paragraph-rsid="000c89b0" style:font-size-asian="16pt" style:font-size-complex="16pt"/>
    </style:style>
    <style:style style:name="P12" style:family="paragraph" style:parent-style-name="Standard" style:list-style-name="L1">
      <style:text-properties style:font-name="Arial" fo:font-size="16pt" officeooo:rsid="000c89b0" officeooo:paragraph-rsid="000c89b0" style:font-size-asian="16pt" style:font-size-complex="16pt"/>
    </style:style>
    <style:style style:name="P13" style:family="paragraph" style:parent-style-name="Standard" style:list-style-name="L2">
      <style:text-properties style:font-name="Arial" fo:font-size="16pt" officeooo:rsid="000c89b0" officeooo:paragraph-rsid="000c89b0" style:font-size-asian="16pt" style:font-size-complex="16pt"/>
    </style:style>
    <style:style style:name="P14" style:family="paragraph" style:parent-style-name="Standard" style:list-style-name="L3">
      <style:text-properties style:font-name="Arial" fo:font-size="16pt" officeooo:rsid="000cc683" officeooo:paragraph-rsid="000cc683" style:font-size-asian="16pt" style:font-size-complex="16pt"/>
    </style:style>
    <style:style style:name="P15" style:family="paragraph" style:parent-style-name="Standard">
      <style:text-properties style:font-name="Arial" fo:font-size="16pt" officeooo:rsid="000cc683" officeooo:paragraph-rsid="000cc683" style:font-size-asian="16pt" style:font-size-complex="16pt"/>
    </style:style>
    <style:style style:name="P16" style:family="paragraph" style:parent-style-name="Standard" style:list-style-name="L4">
      <style:text-properties style:font-name="Arial" fo:font-size="16pt" officeooo:rsid="000cc683" officeooo:paragraph-rsid="000cc683" style:font-size-asian="16pt" style:font-size-complex="16pt"/>
    </style:style>
    <style:style style:name="P17" style:family="paragraph" style:parent-style-name="Standard" style:list-style-name="L5">
      <style:text-properties style:font-name="Arial" fo:font-size="16pt" officeooo:rsid="000cc683" officeooo:paragraph-rsid="000cc683" style:font-size-asian="16pt" style:font-size-complex="16pt"/>
    </style:style>
    <style:style style:name="P18" style:family="paragraph" style:parent-style-name="Standard" style:list-style-name="L6">
      <style:text-properties style:font-name="Arial" fo:font-size="16pt" officeooo:rsid="000cc683" officeooo:paragraph-rsid="000cc683" style:font-size-asian="16pt" style:font-size-complex="16pt"/>
    </style:style>
    <style:style style:name="P19" style:family="paragraph" style:parent-style-name="Standard" style:list-style-name="L7">
      <style:text-properties style:font-name="Arial" fo:font-size="16pt" officeooo:rsid="000cc683" officeooo:paragraph-rsid="000cc683" style:font-size-asian="16pt" style:font-size-complex="16pt"/>
    </style:style>
    <style:style style:name="P20" style:family="paragraph" style:parent-style-name="Standard" style:list-style-name="L8">
      <style:text-properties style:font-name="Arial" fo:font-size="16pt" officeooo:rsid="000cc683" officeooo:paragraph-rsid="000cc683" style:font-size-asian="16pt" style:font-size-complex="16pt"/>
    </style:style>
    <style:style style:name="P21" style:family="paragraph" style:parent-style-name="Standard">
      <style:text-properties style:font-name="Arial" fo:font-size="16pt" officeooo:rsid="000e8044" officeooo:paragraph-rsid="000e8044" style:font-size-asian="16pt" style:font-size-complex="16pt"/>
    </style:style>
    <style:style style:name="P22" style:family="paragraph" style:parent-style-name="Standard">
      <style:text-properties style:font-name="Arial" fo:font-size="16pt" fo:font-weight="bold" officeooo:rsid="000cc683" officeooo:paragraph-rsid="000cc683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Arial" fo:font-size="16pt" fo:font-weight="bold" officeooo:rsid="000e8044" officeooo:paragraph-rsid="000e804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officeooo:paragraph-rsid="00131d50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officeooo:paragraph-rsid="0013b805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normal" officeooo:rsid="00131d50" officeooo:paragraph-rsid="00131d50" loext:padding="0cm" loext:border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loext:padding="0cm" loext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letter-spacing="normal" officeooo:rsid="0013b805" officeooo:paragraph-rsid="0013b805" loext:padding="0cm" loext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letter-spacing="normal" fo:font-style="normal" fo:font-weight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letter-spacing="normal" fo:font-style="normal" fo:font-weight="normal" officeooo:rsid="000fdbf9" officeooo:paragraph-rsid="000fdbf9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letter-spacing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6pt" fo:letter-spacing="normal" fo:font-style="normal" fo:font-weight="normal" style:font-size-asian="16pt" style:font-size-complex="16pt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2pt" fo:letter-spacing="normal" fo:font-style="normal" fo:font-weight="normal" style:font-size-asian="12pt" style:font-size-complex="12pt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2pt" fo:letter-spacing="normal" fo:font-style="normal" fo:font-weight="normal" officeooo:paragraph-rsid="00131d50" style:font-size-asian="12pt" style:font-size-complex="12pt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2pt" fo:letter-spacing="normal" fo:font-style="normal" fo:font-weight="normal" officeooo:paragraph-rsid="0013b805" style:font-size-asian="12pt" style:font-size-complex="12pt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2pt" fo:letter-spacing="normal" fo:font-style="normal" fo:font-weight="normal" officeooo:rsid="00131d50" officeooo:paragraph-rsid="00131d50" style:font-size-asian="12pt" style:font-size-complex="12pt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2pt" fo:letter-spacing="normal" fo:font-style="normal" fo:font-weight="normal" officeooo:rsid="0013b805" officeooo:paragraph-rsid="0013b805" style:font-size-asian="12pt" style:font-size-complex="12pt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2pt" fo:letter-spacing="normal" style:font-size-asian="12pt" style:font-size-complex="12pt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style:font-name="Arial" fo:font-size="12pt" fo:letter-spacing="normal" officeooo:rsid="0013b805" officeooo:paragraph-rsid="0013b805" style:font-size-asian="12pt" style:font-size-complex="12pt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4pt" fo:letter-spacing="normal" fo:font-weight="bold" style:font-size-asian="14pt" style:font-weight-asian="bold" style:font-size-complex="14pt" style:font-weight-complex="bold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P45" style:family="paragraph" style:parent-style-name="Standard" style:list-style-name="L9">
      <style:paragraph-properties fo:margin-top="0cm" fo:margin-bottom="0cm" loext:contextual-spacing="false" fo:widows="1"/>
      <style:text-properties fo:font-variant="normal" fo:text-transform="none" style:font-name="Arial" fo:letter-spacing="normal" fo:font-style="normal" fo:font-weight="normal" officeooo:rsid="000fdbf9" officeooo:paragraph-rsid="000fdbf9" loext:padding="0cm" loext:border="none"/>
    </style:style>
    <style:style style:name="P46" style:family="paragraph" style:parent-style-name="Standard">
      <style:paragraph-properties fo:margin-top="0cm" fo:margin-bottom="0cm" loext:contextual-spacing="false" fo:widows="1"/>
      <style:text-properties fo:font-variant="normal" fo:text-transform="none" style:font-name="Arial" fo:letter-spacing="normal" fo:font-style="normal" fo:font-weight="normal" officeooo:rsid="000fdbf9" officeooo:paragraph-rsid="000fdbf9" loext:padding="0cm" loext:border="none"/>
    </style:style>
    <style:style style:name="P47" style:family="paragraph" style:parent-style-name="Standard">
      <style:paragraph-properties fo:margin-top="0cm" fo:margin-bottom="0cm" loext:contextual-spacing="false" fo:widows="1"/>
      <style:text-properties fo:font-variant="normal" fo:text-transform="none" style:font-name="Arial" fo:letter-spacing="normal" fo:font-style="normal" fo:font-weight="normal" officeooo:rsid="00106232" officeooo:paragraph-rsid="00106232" loext:padding="0cm" loext:border="none"/>
    </style:style>
    <style:style style:name="P48" style:family="paragraph" style:parent-style-name="Standard" style:list-style-name="L10">
      <style:paragraph-properties fo:margin-top="0cm" fo:margin-bottom="0cm" loext:contextual-spacing="false" fo:widows="1"/>
      <style:text-properties fo:font-variant="normal" fo:text-transform="none" style:font-name="Arial" fo:letter-spacing="normal" fo:font-style="normal" fo:font-weight="normal" officeooo:rsid="00106232" officeooo:paragraph-rsid="00106232" loext:padding="0cm" loext:border="none"/>
    </style:style>
    <style:style style:name="P49" style:family="paragraph" style:parent-style-name="Standard" style:list-style-name="L11">
      <style:paragraph-properties fo:margin-top="0cm" fo:margin-bottom="0cm" loext:contextual-spacing="false" fo:widows="1"/>
      <style:text-properties fo:font-variant="normal" fo:text-transform="none" style:font-name="Arial" fo:letter-spacing="normal" fo:font-style="normal" fo:font-weight="normal" officeooo:rsid="00106232" officeooo:paragraph-rsid="00106232" loext:padding="0cm" loext:border="none"/>
    </style:style>
    <style:style style:name="P50" style:family="paragraph" style:parent-style-name="Standard">
      <style:paragraph-properties fo:margin-top="0cm" fo:margin-bottom="0cm" loext:contextual-spacing="false" fo:widows="1"/>
      <style:text-properties fo:font-variant="normal" fo:text-transform="none" style:font-name="Arial" fo:letter-spacing="normal" fo:font-style="normal" fo:font-weight="bold" officeooo:rsid="00106232" officeooo:paragraph-rsid="00106232" style:font-weight-asian="bold" style:font-weight-complex="bold" loext:padding="0cm" loext:border="none"/>
    </style:style>
    <style:style style:name="P51" style:family="paragraph" style:parent-style-name="Standard">
      <style:paragraph-properties fo:margin-top="0cm" fo:margin-bottom="0cm" loext:contextual-spacing="false" fo:widows="1"/>
      <style:text-properties fo:font-variant="normal" fo:text-transform="none" style:font-name="Arial" fo:font-size="22pt" fo:letter-spacing="normal" fo:font-style="normal" fo:font-weight="normal" officeooo:rsid="00106232" officeooo:paragraph-rsid="00106232" style:font-size-asian="22pt" style:font-size-complex="22pt" loext:padding="0cm" loext:border="none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 fo:widows="1"/>
      <style:text-properties fo:font-variant="normal" fo:text-transform="none" fo:letter-spacing="normal" fo:font-style="normal" fo:font-weight="normal" loext:padding="0cm" loext:border="none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 fo:widows="1"/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 fo:widows="1"/>
      <style:text-properties fo:font-variant="normal" fo:text-transform="none" fo:letter-spacing="normal" loext:padding="0cm" loext:border="none"/>
    </style:style>
    <style:style style:name="T1" style:family="text">
      <style:text-properties officeooo:rsid="000cc6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8044" style:font-weight-asian="bold" style:font-weight-complex="bold"/>
    </style:style>
    <style:style style:name="T4" style:family="text">
      <style:text-properties officeooo:rsid="000e8044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1a675" style:font-size-asian="16pt" style:font-size-complex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officeooo:rsid="000fdbf9" style:font-size-asian="24pt" style:font-size-complex="24pt"/>
    </style:style>
    <style:style style:name="T9" style:family="text">
      <style:text-properties officeooo:rsid="000fdbf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8044" style:font-weight-asian="normal" style:font-weight-complex="normal"/>
    </style:style>
    <style:style style:name="T12" style:family="text">
      <style:text-properties fo:color="#000000" fo:font-size="16pt" officeooo:rsid="000fdbf9" style:font-size-asian="16pt" style:font-size-complex="16pt"/>
    </style:style>
    <style:style style:name="T13" style:family="text">
      <style:text-properties fo:color="#000000" fo:font-size="16pt" officeooo:rsid="00106232" style:font-size-asian="16pt" style:font-size-complex="1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officeooo:rsid="0012c0dc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officeooo:rsid="00131d50"/>
    </style:style>
    <style:style style:name="T18" style:family="text">
      <style:text-properties fo:font-style="normal" fo:font-weight="normal" officeooo:rsid="0013b805"/>
    </style:style>
    <style:style style:name="T19" style:family="text">
      <style:text-properties officeooo:rsid="00131d50"/>
    </style:style>
    <style:style style:name="T20" style:family="text">
      <style:text-properties style:font-name="sans-serif"/>
    </style:style>
    <style:style style:name="T21" style:family="text">
      <style:text-properties style:font-name="sans-serif" fo:font-size="31.5pt"/>
    </style:style>
    <style:style style:name="T22" style:family="text">
      <style:text-properties style:font-name="sans-serif" fo:font-size="31.5pt" officeooo:rsid="00131d50"/>
    </style:style>
    <style:style style:name="T23" style:family="text">
      <style:text-properties style:font-name="sans-serif" officeooo:rsid="00131d50"/>
    </style:style>
    <style:style style:name="T24" style:family="text">
      <style:text-properties style:font-name="sans-serif" officeooo:rsid="0013b805"/>
    </style:style>
    <style:style style:name="T25" style:family="text">
      <style:text-properties fo:font-size="31.5pt" officeooo:rsid="00131d50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officeooo:rsid="00131d50" style:font-size-asian="11pt" style:font-size-complex="11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officeooo:rsid="00131d50" style:font-size-asian="11pt" style:font-size-complex="11pt"/>
    </style:style>
    <style:style style:name="T30" style:family="text">
      <style:text-properties officeooo:rsid="0013b805"/>
    </style:style>
    <style:style style:name="T31" style:family="text">
      <style:text-properties officeooo:rsid="0014e6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PR</text:span><text:span text:style-name="T8">Á</text:span><text:span text:style-name="T7">TICAS <text:s/>DO <text:s/>XP</text:span> </text:p>
      <text:p text:style-name="P10"/>
      <text:p text:style-name="P11"><text:span text:style-name="T2">Sustainable Pace </text:span>– ritmo sustent<text:span text:style-name="T4">á</text:span>vel </text:p>
      <text:list xml:id="list1624400117202986058" text:style-name="L1">
        <text:list-item>
          <text:p text:style-name="P12"><text:s/>trabalhar 8 horas por dia </text:p>
        </text:list-item>
        <text:list-item>
          <text:p text:style-name="P12">parar quando estiver cansado</text:p>
        </text:list-item>
      </text:list>
      <text:p text:style-name="P11"/>
      <text:p text:style-name="P11"/>
      <text:p text:style-name="P11"><text:span text:style-name="T2">Small releases </text:span>– versões pequenas </text:p>
      <text:list xml:id="list3946203093241618057" text:style-name="L2">
        <text:list-item>
          <text:p text:style-name="P13">permite o feedback r<text:span text:style-name="T9">á</text:span>pido</text:p>
        </text:list-item>
        <text:list-item>
          <text:p text:style-name="P13">em media 3 semanas (<text:span text:style-name="T9">SCRUM</text:span> )</text:p>
        </text:list-item>
      </text:list>
      <text:p text:style-name="P11"/>
      <text:p text:style-name="P11"><text:span text:style-name="T2">Colletive Ownership</text:span> – <text:span text:style-name="T1">posse coletiva </text:span></text:p>
      <text:list xml:id="list5990177502533246110" text:style-name="L3">
        <text:list-item>
          <text:p text:style-name="P14">o c<text:span text:style-name="T9">ó</text:span>digo é de todos </text:p>
        </text:list-item>
        <text:list-item>
          <text:p text:style-name="P14">ninguém precisa pedir permiss<text:span text:style-name="T4">ã</text:span>o para mudar algo </text:p>
          <text:p text:style-name="P14"/>
        </text:list-item>
      </text:list>
      <text:p text:style-name="P15"><text:span text:style-name="T2">Planning Game-</text:span> jogo do planejamento</text:p>
      <text:list xml:id="list4896009136699560893" text:style-name="L4">
        <text:list-item>
          <text:p text:style-name="P16">users stories (est<text:span text:style-name="T9">ó</text:span>rias do usu<text:span text:style-name="T9">á</text:span>rio)</text:p>
        </text:list-item>
        <text:list-item>
          <text:p text:style-name="P16">estimativa dada pela equipe t<text:span text:style-name="T4">é</text:span>cnica </text:p>
        </text:list-item>
        <text:list-item>
          <text:p text:style-name="P16">prioridade dada pelo cliente</text:p>
        </text:list-item>
      </text:list>
      <text:p text:style-name="P15"/>
      <text:p text:style-name="P15"><text:span text:style-name="T2">Pair programming</text:span> – programaç<text:span text:style-name="T4">ã</text:span>o aos pares </text:p>
      <text:list xml:id="list126094759160908018" text:style-name="L5">
        <text:list-item>
          <text:p text:style-name="P17">1 monitor 1 teclado 1 mouse para duas pessoas </text:p>
        </text:list-item>
      </text:list>
      <text:p text:style-name="P15"/>
      <text:p text:style-name="P22"><text:span text:style-name="T4">R</text:span>efactoring- <text:span text:style-name="T10">refatora</text:span><text:span text:style-name="T11">ç</text:span><text:span text:style-name="T10">ão </text:span></text:p>
      <text:list xml:id="list5949021629790568982" text:style-name="L6">
        <text:list-item>
          <text:p text:style-name="P18">para simplificar </text:p>
        </text:list-item>
        <text:list-item>
          <text:p text:style-name="P18">para melhorar</text:p>
        </text:list-item>
      </text:list>
      <text:p text:style-name="P15"/>
      <text:p text:style-name="P15"><text:span text:style-name="T3">T</text:span><text:span text:style-name="T2">est-driven development</text:span> – desenvolvimento orientado a testes </text:p>
      <text:list xml:id="list8355116201710567317" text:style-name="L7">
        <text:list-item>
          <text:p text:style-name="P19">criar os testes antes de implementar </text:p>
        </text:list-item>
        <text:list-item>
          <text:p text:style-name="P19">testes automatizados </text:p>
        </text:list-item>
      </text:list>
      <text:p text:style-name="P15"/>
      <text:p text:style-name="P15"><text:span text:style-name="T3">C</text:span><text:span text:style-name="T2">ustumer tests</text:span> – testes pelo cliente </text:p>
      <text:list xml:id="list6313124097894404749" text:style-name="L8">
        <text:list-item>
          <text:p text:style-name="P20">durante o desenvolvi<text:span text:style-name="T4">men</text:span>to </text:p>
        </text:list-item>
        <text:list-item>
          <text:p text:style-name="P20">ao final de cada release</text:p>
        </text:list-item>
      </text:list>
      <text:p text:style-name="P15"/>
      <text:p text:style-name="P15"><text:span text:style-name="T2">Continuous integration</text:span> – integra<text:span text:style-name="T4">çã</text:span>o continua </text:p>
      <text:p text:style-name="P15"><text:s/>ao terminar uma tarefa , testar e integrar </text:p>
      <text:p text:style-name="P15"><text:soft-page-break/>integra<text:span text:style-name="T9">çã</text:span>o automatizada </text:p>
      <text:p text:style-name="P15"/>
      <text:p text:style-name="P15"/>
      <text:p text:style-name="P15"><text:span text:style-name="T3">S</text:span><text:span text:style-name="T2">imple Design </text:span>– projeto simples </text:p>
      <text:p text:style-name="P15"><text:s/><text:span text:style-name="T4">o mais simples possível e que funcione </text:span></text:p>
      <text:p text:style-name="P15"/>
      <text:p text:style-name="P21"><text:span text:style-name="T2">Metaphor </text:span>(system os names )- metáfora </text:p>
      <text:p text:style-name="P21">facilita a comunicação e o entendimento </text:p>
      <text:p text:style-name="P21"/>
      <text:p text:style-name="P21"><text:span text:style-name="T2">Coding Standart</text:span> padrões de codificação </text:p>
      <text:p text:style-name="P21">facilita a comunicação e o entendimento </text:p>
      <text:p text:style-name="P21"/>
      <text:p text:style-name="P23">Whole <text:s/>team </text:p>
      <text:p text:style-name="P21">todo o time deve estar integrado em um mesmo ambiente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">SCRUM</text:p>
      <text:p text:style-name="P2"/>
      <text:p text:style-name="P3"><text:span text:style-name="T5">Criada em 1993 e baseada nos jogos de rugbi</text:span> </text:p>
      <text:p text:style-name="P3"/>
      <text:p text:style-name="P3"><text:span text:style-name="T5">SPRINT</text:span>- <text:span text:style-name="T5">Periodo do tempo em que um incremento é desenvolvido (ex:3semanas)</text:span></text:p>
      <text:p text:style-name="P3"><text:span text:style-name="T5"/></text:p>
      <text:p text:style-name="P3"><text:span text:style-name="T5">Product BACLOG- conjunto de historias que compõem o produto</text:span></text:p>
      <text:p text:style-name="P3"><text:span text:style-name="T5">USER Story – unidade de funcionalidade que agrega valor ao usuario</text:span></text:p>
      <text:p text:style-name="P3"><text:span text:style-name="T5">STORY Points – medida de complexidade de uma user story</text:span></text:p>
      <text:p text:style-name="P3"><text:span text:style-name="T5"/></text:p>
      <text:p text:style-name="P8"><text:span text:style-name="T12">User- </text:span>Story</text:p>
      <text:p text:style-name="P33"/>
      <text:p text:style-name="P31">Estrutura: </text:p>
      <text:p text:style-name="P31">Como um &lt;QUEM&gt; </text:p>
      <text:p text:style-name="P31">Quero &lt;O QUE&gt; </text:p>
      <text:p text:style-name="P31">Para &lt;POR QUE&gt; </text:p>
      <text:p text:style-name="P33"/>
      <text:p text:style-name="P31">Exemplo: </text:p>
      <text:p text:style-name="P31">Como um /vendedor </text:p>
      <text:p text:style-name="P31">Quero procurar /por livro filtrando por nome </text:p>
      <text:p text:style-name="P31">Para verificar /se o livro está disponível e</text:p>
      <text:p text:style-name="P31"/>
      <text:p text:style-name="P32"><text:span text:style-name="T14">Papeis do SCRUM</text:span> </text:p>
      <text:p text:style-name="P32"/>
      <text:p text:style-name="P32"><text:span text:style-name="T2">Product Owner </text:span>-</text:p>
      <text:list xml:id="list6591928438402829473" text:style-name="L9">
        <text:list-item>
          <text:p text:style-name="P45">Cria e prioriza o backlog do produto</text:p>
        </text:list-item>
        <text:list-item>
          <text:p text:style-name="P45">Procura maximizar o rol(retorno de investimento)</text:p>
        </text:list-item>
        <text:list-item>
          <text:p text:style-name="P45">Aceita ou rejeita os incrementos</text:p>
        </text:list-item>
      </text:list>
      <text:p text:style-name="P46"/>
      <text:p text:style-name="P50">Scrum Development Team</text:p>
      <text:list xml:id="list8033163489435319592" text:style-name="L11">
        <text:list-item>
          <text:p text:style-name="P49"><text:s/>time multifuncional e autogerenciavel</text:p>
        </text:list-item>
        <text:list-item>
          <text:p text:style-name="P49"><text:s/>numero de membros 7+- 2</text:p>
        </text:list-item>
      </text:list>
      <text:p text:style-name="P47"/>
      <text:p text:style-name="P50">Scrum Master </text:p>
      <text:list xml:id="list6430569798523083810" text:style-name="L10">
        <text:list-item>
          <text:p text:style-name="P48">facilitador do processo </text:p>
        </text:list-item>
        <text:list-item>
          <text:p text:style-name="P48">ajuda a resolver impedimentos</text:p>
        </text:list-item>
      </text:list>
      <text:p text:style-name="P47"/>
      <text:p text:style-name="P47"/>
      <text:p text:style-name="P47"/>
      <text:p text:style-name="P47"/>
      <text:p text:style-name="P51"><text:soft-page-break/></text:p>
      <text:p text:style-name="P51">REUNIOES DO SCRUM (scr image)</text:p>
      <text:p text:style-name="P6"/>
      <text:p text:style-name="P3"><text:span text:style-name="T5"/></text:p>
      <text:p text:style-name="P4"><text:span text:style-name="T5">Sprint Planning Meeting </text:span></text:p>
      <text:p text:style-name="P4"><text:span text:style-name="T5"/></text:p>
      <text:p text:style-name="P4"><text:span text:style-name="T5">Realizada no inicio do Sprint </text:span></text:p>
      <text:p text:style-name="P4"><text:span text:style-name="T5">Busca identificar quais itens do backlog do produto serão trabalhados <text:s/></text:span></text:p>
      <text:p text:style-name="P4"><text:span text:style-name="T5"><text:tab/>pela privatização dada pelo Product Owner</text:span></text:p>
      <text:p text:style-name="P4"><text:span text:style-name="T5"><text:tab/>de acordo com a velocidade do time (quantidade de pontos que o time é capas de trabalhar em um Sprint)</text:span></text:p>
      <text:p text:style-name="P4"><text:span text:style-name="T5"/></text:p>
      <text:p text:style-name="P4"><text:span text:style-name="T5">Sprint Planing Meeting (src image )</text:span></text:p>
      <text:p text:style-name="P4"><text:span text:style-name="T5"/></text:p>
      <text:p text:style-name="P4"><text:span text:style-name="T5">Daily Scrum – ou Daily Meeting</text:span></text:p>
      <text:p text:style-name="P4"><text:span text:style-name="T5">Realiza todos os ias com duração maxima de 15 minutos </text:span></text:p>
      <text:p text:style-name="P4"><text:span text:style-name="T5">normalmente no inicio do dia </text:span></text:p>
      <text:p text:style-name="P4"><text:span text:style-name="T5">realizada preferencialmente em pé (stand up </text:span><text:span text:style-name="T6">meeting </text:span><text:span text:style-name="T5"><text:s/></text:span><text:span text:style-name="T6">em pé </text:span><text:span text:style-name="T5">)</text:span></text:p>
      <text:p text:style-name="P4"><text:span text:style-name="T5"/></text:p>
      <text:p text:style-name="P5"><text:span text:style-name="T5">Cada membro do time responde a tres perguntas </text:span></text:p>
      <text:p text:style-name="P5"><text:span text:style-name="T5">o que eu fiz ontem </text:span></text:p>
      <text:p text:style-name="P5"><text:span text:style-name="T5">o que eu farei hoje </text:span></text:p>
      <text:p text:style-name="P5"><text:span text:style-name="T5">existe algum impedimentos</text:span></text:p>
      <text:p text:style-name="P5"><text:span text:style-name="T5"/></text:p>
      <text:p text:style-name="P5"><text:span text:style-name="T5">Somente porcos falam , galinhas ficam quietas</text:span></text:p>
      <text:p text:style-name="P5"><text:span text:style-name="T5"/></text:p>
      <text:p text:style-name="P5"><text:span text:style-name="T5"/></text:p>
      <text:p text:style-name="P5"><text:span text:style-name="T5">Sprint Review Meeting </text:span></text:p>
      <text:p text:style-name="P5"><text:span text:style-name="T5"/></text:p>
      <text:p text:style-name="P5"><text:span text:style-name="T5">Realizada no final do Sprint </text:span></text:p>
      <text:p text:style-name="P5"><text:span text:style-name="T5">A equipe demosntra o incremento do software ao product Owner e a quem interessar .</text:span></text:p>
      <text:p text:style-name="P5"><text:span text:style-name="T5"><text:s/>Baseado nos criterios de aceitação o product Owner aceita ou rejeita cada item de backlog trabalhado no SPRINT </text:span></text:p>
      <text:p text:style-name="P5"><text:span text:style-name="T5">itens rejeitados entram com maior prioridade no próximo SPRINT .</text:span></text:p>
      <text:p text:style-name="P5"><text:span text:style-name="T5"/></text:p>
      <text:p text:style-name="P7"><text:span text:style-name="T5">Sprint </text:span></text:p>
      <text:p text:style-name="P42"><text:soft-page-break/>Retrospec<text:span text:style-name="T15">t</text:span>ve Mee<text:span text:style-name="T15">ti</text:span>ng </text:p>
      <text:p text:style-name="P43"/>
      <text:p text:style-name="P52">Realizada no final do Sprint </text:p>
      <text:p text:style-name="P54"/>
      <text:p text:style-name="P52">A equipe reflete sobre o processo, focando </text:p>
      <text:p text:style-name="P52">em três questões: </text:p>
      <text:p text:style-name="P54"/>
      <text:p text:style-name="P52">O que foi bom? (con<text:span text:style-name="T15">t</text:span>nue doing) </text:p>
      <text:p text:style-name="P54"/>
      <text:p text:style-name="P52">O que foi ruim? (stop doing) </text:p>
      <text:p text:style-name="P54"/>
      <text:p text:style-name="P52">O que poderia melhorar? (start doing)</text:p>
      <text:p text:style-name="P52"/>
      <text:p text:style-name="P52"/>
      <text:p text:style-name="P53">Backlog Refinement Mee<text:span text:style-name="T15">ti</text:span>ng - Grooming</text:p>
      <text:p text:style-name="P29"/>
      <text:p text:style-name="P24">Realizada a qualquer momento durante o </text:p>
      <text:p text:style-name="P29"><text:span text:style-name="T16">Sprint, normalmente em um dia fixo .</text:span></text:p>
      <text:p text:style-name="P24">Por exemplo, dois dias antes do final do Sprint </text:p>
      <text:p text:style-name="P29"/>
      <text:p text:style-name="P24">E equipe, em conjunto com o </text:p>
      <text:p text:style-name="P24">Product Owner revisão o </text:p>
      <text:p text:style-name="P24">backlog do produto, a par<text:span text:style-name="T15">ti</text:span>r do </text:p>
      <text:p text:style-name="P24">item mais prioritário até o menos prioritário </text:p>
      <text:p text:style-name="P29"/>
      <text:p text:style-name="P24">Caso seja iden<text:span text:style-name="T15">t</text:span>ficada complexidade alta em </text:p>
      <text:p text:style-name="P24">algum item, a equipe e o </text:p>
      <text:p text:style-name="P24"/>
      <text:p text:style-name="P28">Product Owner</text:p>
      <text:p text:style-name="P24">decidem dividir o item em itens </text:p>
      <text:p text:style-name="P52"/>
      <text:p text:style-name="P5"><text:span text:style-name="T5"/></text:p>
      <text:p text:style-name="P9"><text:span text:style-name="T13">Sprint </text:span>Burndown Chart </text:p>
      <text:p text:style-name="P29"/>
      <text:p text:style-name="P24">Gráfico que apresenta a quan<text:span text:style-name="T19">ti</text:span>dade de horas restantes no Sprint </text:p>
      <text:p text:style-name="P29"/>
      <text:p text:style-name="P24">Re-es<text:span text:style-name="T19">ti</text:span>mado diariamente em função do tempo restante de cada tare<text:span text:style-name="T19">fas </text:span></text:p>
      <text:p text:style-name="P2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5"/>
      <text:p text:style-name="P35"/>
      <text:p text:style-name="P35"/>
      <text:p text:style-name="P38">RESPOSTAS DO QU<text:span text:style-name="T30">E</text:span>STIONARIO </text:p>
      <text:p text:style-name="P38"/>
      <text:p text:style-name="P38">Qual frase melhor descreve o Scrum? </text:p>
      <text:p text:style-name="P40"/>
      <text:p text:style-name="P40"/>
      <text:p text:style-name="P35">Um framework com cheque de realidade </text:p>
      <text:p text:style-name="P36">embu<text:span text:style-name="T19">ti</text:span>do para trabalhos complexos em </text:p>
      <text:p text:style-name="P35">domínios incertos.</text:p>
      <text:p text:style-name="P35"/>
      <text:p text:style-name="P35"/>
      <text:p text:style-name="P35"/>
      <text:p text:style-name="P35">Quando a execução da Sprint é </text:p>
      <text:p text:style-name="P35">completa?</text:p>
      <text:p text:style-name="P38"/>
      <text:p text:style-name="P38">QUANDO o tempo definido expira</text:p>
      <text:p text:style-name="P38"/>
      <text:p text:style-name="P38"/>
      <text:p text:style-name="P38">Com que frequência deve ocorrer a Reunião de </text:p>
      <text:p text:style-name="P35">Refinamento de Backlog (ou Groom</text:p>
      <text:p text:style-name="P38">A toda Sprint </text:p>
      <text:p text:style-name="P38"/>
      <text:p text:style-name="P38"/>
      <text:p text:style-name="P38"/>
      <text:p text:style-name="P38">O CEO pede a um membro do 8me para fazer algum </text:p>
      <text:p text:style-name="P35">trabalho fora dos obje8vos do Sprint atual em </text:p>
      <text:p text:style-name="P36">progresso. O que o membro do <text:span text:style-name="T19">time deve fazer ?</text:span></text:p>
      <text:p text:style-name="P36"/>
      <text:p text:style-name="P36">Informar ao Product Owner para que ele <text:s/>possa trabalhar com o <text:span text:style-name="T19">CEO</text:span></text:p>
      <text:p text:style-name="P36"/>
      <text:p text:style-name="P36"/>
      <text:p text:style-name="P36">O que se espera que um Time de Desenvolvimento </text:p>
      <text:p text:style-name="P35">Scrum faça no primeiro Spri<text:span text:style-name="T19">nt </text:span></text:p>
      <text:p text:style-name="P36"><text:s/></text:p>
      <text:p text:style-name="P36">Testar o produto. </text:p>
      <text:p text:style-name="P40"/>
      <text:p text:style-name="P35">Construir uma fina fa<text:span text:style-name="T19">tia </text:span><text:s/>de funcionalidade potencialmente entregável</text:p>
      <text:p text:style-name="P35"/>
      <text:p text:style-name="P35"/>
      <text:p text:style-name="P36">A quem pertence os comprome<text:span text:style-name="T19">ti</text:span>mentos do Sprint?</text:p>
      <text:p text:style-name="P36">O Time os possui cole<text:span text:style-name="T19">TIVAMENTE </text:span></text:p>
      <text:p text:style-name="P36"/>
      <text:p text:style-name="P36"><text:span text:style-name="T19">Como o Backlog do Produto é </text:span></text:p>
      <text:p text:style-name="P35">organizado?</text:p>
      <text:p text:style-name="P36"><text:span text:style-name="T19">Dos itens mais importantes em cima aos </text:span></text:p>
      <text:p text:style-name="P35">itens menos importantes em </text:p>
      <text:p text:style-name="P36"><text:soft-page-break/><text:span text:style-name="T19">Quem estima o esforço para </text:span></text:p>
      <text:p text:style-name="P35">completar um Product Backlog Ite<text:span text:style-name="T19">m ?</text:span></text:p>
      <text:p text:style-name="P35"><text:line-break/>O Time de Desenvolvimento Scrum, após clarificar o requi<text:span text:style-name="T19">sitos ,</text:span></text:p>
      <text:p text:style-name="P35"/>
      <text:p text:style-name="P35">Quais das seguintes são responsabilidades do Time? </text:p>
      <text:p text:style-name="P40"/>
      <text:p text:style-name="P35">Coordenar diariamente durante o Sprint para </text:p>
      <text:p text:style-name="P35">a<text:span text:style-name="T19">ti</text:span>ngir as metas do Sprint. </text:p>
      <text:p text:style-name="P40"/>
      <text:p text:style-name="P35">Aumentar a produ8vidade e o aprendizado. </text:p>
      <text:p text:style-name="P40"/>
      <text:p text:style-name="P35">Resolver conflitos internos. </text:p>
      <text:p text:style-name="P40"/>
      <text:p text:style-name="P35">// <text:span text:style-name="T30">todos menos isso –-&gt;</text:span>Selecionar o Product <text:s/>Owner</text:p>
      <text:p text:style-name="P40"><text:span text:style-name="T16"/></text:p>
      <text:p text:style-name="P40"><text:span text:style-name="T16">Planejar como a</text:span><text:span text:style-name="T17">ti</text:span><text:span text:style-name="T16">ngir um obje</text:span><text:span text:style-name="T18">ti</text:span><text:span text:style-name="T16">vo </text:span></text:p>
      <text:p text:style-name="P40"><text:span text:style-name="T16"/></text:p>
      <text:p text:style-name="P35">O Backlog do Produto deve conter </text:p>
      <text:p text:style-name="P35">Tarefas?</text:p>
      <text:p text:style-name="P41"><text:span text:style-name="T16">NÃO </text:span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39">Quais habilidades são frequentemente úteis ou </text:p>
      <text:p text:style-name="P35">necessárias em um Time de Desenvolvimento Scrum? </text:p>
      <text:p text:style-name="P40"/>
      <text:p text:style-name="P35">Projeto de interface de usuário, experiência de usuário, arquitetura de informação. </text:p>
      <text:p text:style-name="P40"/>
      <text:p text:style-name="P35">Codificação. </text:p>
      <text:p text:style-name="P40"/>
      <text:p text:style-name="P35">Conhecimento de domínio do negócio e análise de requisitos. </text:p>
      <text:p text:style-name="P40"/>
      <text:p text:style-name="P35">Testes. </text:p>
      <text:p text:style-name="P40"/>
      <text:p text:style-name="P35">Projeto e arquitetura de so<text:span text:style-name="T30">ft</text:span>ware. </text:p>
      <text:p text:style-name="P40"/>
      <text:p text:style-name="P35">Banco de dados. </text:p>
      <text:p text:style-name="P40"/>
      <text:p text:style-name="P35">Escrita técnica.</text:p>
      <text:p text:style-name="P35"/>
      <text:p text:style-name="P41"><text:span text:style-name="T16">TODAS AS ALTERNATIVAS são corretas</text:span></text:p>
      <text:p text:style-name="P41"><text:span text:style-name="T16"/></text:p>
      <text:p text:style-name="P41"><text:span text:style-name="T16"/></text:p>
      <text:p text:style-name="P37"><text:span text:style-name="T30">Durante a execução do Sprint, quando </text:span>novas tarefas são adicionadas?</text:p>
      <text:p text:style-name="P37">Tão logo quanto possível após elas serem iden?ficadas, a não ser que elas reflitam uma </text:p>
      <text:p text:style-name="P35">mudança de escopo nos obje<text:span text:style-name="T30">ti</text:span>vos do Sprint ou nos Product Backlog Items</text:p>
      <text:p text:style-name="P35">comprome<text:span text:style-name="T30">ti</text:span>d<text:span text:style-name="T30">os,</text:span></text:p>
      <text:p text:style-name="P35"/>
      <text:p text:style-name="P35"/>
      <text:p text:style-name="P35"/>
      <text:p text:style-name="P35">Quando o Backlog do Sprint <text:span text:style-name="T30">é criado ?</text:span></text:p>
      <text:p text:style-name="P35"><text:soft-page-break/>Durante a Reunião de Planejamento do </text:p>
      <text:p text:style-name="P35">Sprint, embora as tarefas necessárias para <text:s/>cumprir os obje<text:span text:style-name="T30">ti</text:span>vos fixos vão mudar durante a execução do S<text:span text:style-name="T30">print</text:span></text:p>
      <text:p text:style-name="P34"/>
      <text:p text:style-name="P26"/>
      <text:p text:style-name="P26">Qual NÃO é uma forma efe<text:span text:style-name="T30">ti</text:span>va de encorajar a colaboração entre o Time de Desenvolvimento </text:p>
      <text:p text:style-name="P24">Scrum e o Product <text:span text:style-name="T30">Owner</text:span>?</text:p>
      <text:p text:style-name="P44"><text:span text:style-name="T20">Agir como um intermediário para a</text:span><text:span text:style-name="T24">mbos</text:span></text:p>
      <text:p text:style-name="P44"><text:span text:style-name="T24"/></text:p>
      <text:p text:style-name="P44"><text:span text:style-name="T24">O Scrum possui regras ou somente </text:span></text:p>
      <text:p text:style-name="P24">guias? <text:span text:style-name="T30">SIM REGRAS SIMPLES</text:span></text:p>
      <text:p text:style-name="P24"/>
      <text:p text:style-name="P24">Com que frequência os desenvolvedores </text:p>
      <text:p text:style-name="P26">de so<text:span text:style-name="T30">ft</text:span>ware ágeis testa<text:span text:style-name="T30">m?</text:span>Toda vez que o código muda </text:p>
      <text:p text:style-name="P24">(potencialmente vária vezes Ao<text:span text:style-name="T30"> dia )</text:span></text:p>
      <text:p text:style-name="P24"/>
      <text:p text:style-name="P24"/>
      <text:p text:style-name="P24">Qual é a razão mais importante para demonstrar os </text:p>
      <text:p text:style-name="P24">produtos funcionando frequentemente?Para acelerar nosso entendimento das reais </text:p>
      <text:p text:style-name="P24">necessidades do usuá<text:span text:style-name="T30">rio</text:span></text:p>
      <text:p text:style-name="P24"/>
      <text:p text:style-name="P24">O que deve acontecer na Reunião de </text:p>
      <text:p text:style-name="P24">Revisão do Spri<text:span text:style-name="T30">nt</text:span><text:line-break/>Demonstração ao vivo do incremento de produto potencialmente entregável(e devidamente testado). </text:p>
      <text:p text:style-name="P29"/>
      <text:p text:style-name="P24">Feedback dos envolvidos resultando em itens adicionais no Backlog do Produto. </text:p>
      <text:p text:style-name="P29"/>
      <text:p text:style-name="P29"><text:span text:style-name="T16">Declaração do ProductOwner sobre os itens </text:span>“<text:span text:style-name="T16">prontos” e “não pronto</text:span></text:p>
      <text:p text:style-name="P29"><text:span text:style-name="T16"/></text:p>
      <text:p text:style-name="P29"><text:span text:style-name="T16"/></text:p>
      <text:p text:style-name="P29"><text:span text:style-name="T16"/></text:p>
      <text:p text:style-name="P29"><text:span text:style-name="T16"/></text:p>
      <text:p text:style-name="P24">Em uma organização Scrum, qual é a responsabilidade </text:p>
      <text:p text:style-name="P24">de gerência externa ao <text:span text:style-name="T31">ti</text:span>me Sc<text:span text:style-name="T31">rum?</text:span></text:p>
      <text:p text:style-name="P29"><text:span text:style-name="T16"/></text:p>
      <text:p text:style-name="P24">Ajudar a resolver os impedimentos reportados </text:p>
      <text:p text:style-name="P24">pelo Time e melhorar a organização</text:p>
      <text:p text:style-name="P29"><text:span text:style-name="T16"/></text:p>
      <text:p text:style-name="P24"/>
      <text:p text:style-name="P24"/>
      <text:p text:style-name="P24"/>
      <text:p text:style-name="P24"/>
      <text:p text:style-name="P24"/>
      <text:p text:style-name="P24"/>
      <text:p text:style-name="P44"><text:span text:style-name="T24"/></text:p>
      <text:p text:style-name="P26"/>
      <text:p text:style-name="P30"><text:span text:style-name="T16"/></text:p>
      <text:p text:style-name="P24"/>
      <text:p text:style-name="P24"/>
      <text:p text:style-name="P25"><text:span text:style-name="T22"/></text:p>
      <text:p text:style-name="P24"><text:soft-page-break/></text:p>
      <text:p text:style-name="P24"/>
      <text:p text:style-name="P25"/>
      <text:p text:style-name="P27"/>
      <text:p text:style-name="P27"/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9:13:12.896000000</meta:creation-date>
    <dc:date>2016-06-16T02:20:25.500000000</dc:date>
    <meta:editing-duration>PT10M31S</meta:editing-duration>
    <meta:editing-cycles>2</meta:editing-cycles>
    <meta:generator>LibreOffice/5.1.1.3$Windows_x86 LibreOffice_project/89f508ef3ecebd2cfb8e1def0f0ba9a803b88a6d</meta:generator>
    <meta:document-statistic meta:table-count="0" meta:image-count="0" meta:object-count="0" meta:page-count="9" meta:paragraph-count="182" meta:word-count="1092" meta:character-count="6776" meta:non-whitespace-character-count="5743"/>
  </office:meta>
</office:document-meta>
</file>